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macgyver44.github.io/P4_Ohmyfood/" text:style-name="Internet_20_link" text:visited-style-name="Visited_20_Internet_20_Link">https://macgyver44.github.io/P4_Ohmyfood/</text:a></text:p>
      <text:p text:style-name="Standard"><text:a xlink:type="simple" xlink:href="https://macgyver44.github.io/P4_Ohmyfood/" text:style-name="Internet_20_link" text:visited-style-name="Visited_20_Internet_20_Link">https://macgyver44.github.io/P4_Ohmyfood/</text:a> verif de liens !!!!</text:p>
      <text:p text:style-name="Standard"/>
      <text:p text:style-name="Standard"/>
      <text:p text:style-name="Standard"/>
      <text:p text:style-name="Standard">https://github.com/Macgyver44/P4_Ohmyfood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o po</meta:initial-creator>
    <meta:creation-date>2023-12-27T00:03:17.01</meta:creation-date>
    <dc:date>2024-01-31T12:27:32.34</dc:date>
    <dc:creator>vo po</dc:creator>
    <meta:editing-duration>PT1M40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3" meta:word-count="7" meta:character-count="147"/>
  </office:meta>
</office:document-meta>
</file>